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s" fo:country="ES" fo:font-weight="bold" style:font-weight-asian="bold"/>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master-page-name="Standard">
      <style:paragraph-properties fo:text-align="justify" style:justify-single-word="false" style:page-number="auto"/>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OUR DEL EXILIO REPUBLICANO ESPAÑOL EN TOULOUSE”</text:span></text:p>
      <text:p text:style-name="P2"/>
      <text:p text:style-name="P1"><text:span text:style-name="T2">“Una visita guiada por la capital de la República durante la dictadura”</text:span></text:p>
      <text:p text:style-name="P2"/>
      <text:p text:style-name="P1"><text:span text:style-name="T2">PESTAÑA QUIÉN SOY [foto del miliciano]</text:span></text:p>
      <text:p text:style-name="P3"/>
      <text:p text:style-name="P1"><text:span text:style-name="T1">¡Hola! Soy Elisa y, aunque original de Barcelona, hace más de 4 años que vivo en Francia. Tras una corta estancia en París y un largo período en Bretaña, finalmente he podido saborear el ambiente sureño francés y disfrutar de una de las ciudades galas que más me han enamorado: sus antepasados cátaros, junto con la mezcla de cultura mediterránea, su gastronomía occitana y su inacabable historia compartida al otro lado de los Pirineos, la han convertido para mí en una indiscutible intersección que divide el corazón y a la vez es fuente de una inmensa riqueza cultural.</text:span></text:p>
      <text:p text:style-name="P3"/>
      <text:p text:style-name="P1"><text:span text:style-name="T1">Aunque traductora de profesión, esta ciudad ha influido aún más en mi obsesión por compartir con unos y otros la Historia, siempre en mayúsculas, que compartimos ambos países. Pero no solo la que incluyen las guías arquitectónicas o culturales, sino aquellos pasajes de la historia más reciente del siglo XX que a duras penas hoy día se conocen. </text:span></text:p>
      <text:p text:style-name="P3"/>
      <text:p text:style-name="P1"><text:span text:style-name="T1">Será un placer poder recorrer las calles de la ciudad rosa mientras descubrimos juntos otro pedazo de la memoria histórica. </text:span></text:p>
      <text:p text:style-name="P3"/>
      <text:p text:style-name="P3"/>
      <text:p text:style-name="P1"><text:span text:style-name="T2">PESTAÑA PRINCIPAL DE PRESENTACIÓN DEL TOUR</text:span></text:p>
      <text:p text:style-name="P3"/>
      <text:p text:style-name="P1"><text:span text:style-name="T1">¿Sabías que todavía hay más de 25.000 personas de origen español que residen en Toulouse? Son numerosas las diferentes olas de emigración de españolas y españoles que erraron sin rumbo durante meses e incluso años hasta acabar su viaje en Toulouse: desde la gran depresión de los años 20 y 30, pasando por el exilio forzado de la </text:span><text:span text:style-name="T2">Guerra Civil</text:span><text:span text:style-name="T1">, hasta el gran éxodo laboral de finales de los años 60. </text:span></text:p>
      <text:p text:style-name="P3"/>
      <text:p text:style-name="P1"><text:span text:style-name="T1">Un simple vistazo basta para percibir que muchos de los portales tienen apellidos de casa. Los Fernández, Cassany, García, Manrique, Miret y muchísimos más pueblan cada uno de los rincones de la ciudad, especialmente los del barrio de </text:span><text:span text:style-name="T2">Saint Cyprien</text:span><text:span text:style-name="T1">, y no es para nada difícil oírnos en las terrazas, los mercados, en oficinas y en la vida política. No en vano, Toulouse fue la capital de la República Española durante la dictadura franquista y ciudad de acogida de más de 150.000 españolas y españoles. </text:span></text:p>
      <text:p text:style-name="P3"/>
      <text:p text:style-name="P1"><text:span text:style-name="T1">La </text:span><text:span text:style-name="T3">ville rose</text:span><text:span text:style-name="T1">, un apelativo que recibe la ciudad por el color entre ocre y rosado predominante del ladrillo de sus fachadas, acoge también el tramo a su paso por la ciudad del </text:span><text:span text:style-name="T2">Canal del Midi</text:span><text:span text:style-name="T1">, que une la ciudad con el Mediterráneo y por el otro extremo con el Canal del Garona, que termina en el Atlántico. Este canal se ha erigido como recorrido de vacaciones perfecto para cruzar el sur francés de punta a punta, ¡sin necesidad de salir del agua!</text:span></text:p>
      <text:p text:style-name="P3"><text:soft-page-break/></text:p>
      <text:p text:style-name="P1"><text:span text:style-name="T1">Pero entre sus límites naturales y murallas artificiales romanas, el casco antiguo de Toulouse esconde una variedad de edificios emblemáticos dentro de los cuales se desarrollaron acontecimientos históricos que es necesario recordar y este tour tiene como objetivo mostrar algunos de ellos: la </text:span><text:span text:style-name="T2">prisión Furgole</text:span><text:span text:style-name="T1">, una de las más representativas de la represión tanto de republicanos españoles como de antifascistas franceses durante la 2ª Guerra Mundial; el </text:span><text:span text:style-name="T2">Hospital “Varsovia”</text:span><text:span text:style-name="T1">, erigido por guerrilleros españoles; la </text:span><text:span text:style-name="T2">Bourse du Travail</text:span><text:span text:style-name="T1">, en plena plaza de la basílica de St. Sernin y el lugar de reuniones predilecto de los militantes comunistas; o, entre otros, la </text:span><text:span text:style-name="T2">Halle aux Grains</text:span><text:span text:style-name="T1">, uno de los edificios que ha sido testigo de numerosas citas políticas durante los años de mayor resistencia.</text:span></text:p>
      <text:p text:style-name="P3"/>
      <text:p text:style-name="P1"><text:span text:style-name="T1">Pasearemos por las calles tolosanas de mayor interés cultural, al tiempo que compartimos algunos de los pasajes de la Historia española de la segunda mitad del siglo XX en la ciudad, cuya memoria inevitablemente va diluyéndose, a veces incluso por olvido expreso. </text:span></text:p>
      <text:p text:style-name="P3"/>
      <text:p text:style-name="P1"><text:span text:style-name="T2">PESTAÑA CON CALENDARIO PARA RESERVAS</text:span></text:p>
      <text:p text:style-name="P3"/>
      <text:p text:style-name="P1"><text:span text:style-name="T1">Calendario inicial con 2 días a la semana: sábado, a las 16.30 h; y domingo mañana, a las 11 h.</text:span></text:p>
      <text:p text:style-name="P1"><text:span text:style-name="T1">Idioma: español/catalán/FR/EN</text:span><text:bookmark text:name="_GoBack"/></text:p>
      <text:p text:style-name="P3"/>
      <text:p text:style-name="P1"><text:span text:style-name="T1">PRECIOS</text:span></text:p>
      <text:p text:style-name="P1"><text:span text:style-name="T1">Free tour (con aportación voluntaria al final)</text:span></text:p>
      <text:p text:style-name="P3"/>
      <text:p text:style-name="P1"><text:span text:style-name="T1">DURACIÓN</text:span></text:p>
      <text:p text:style-name="P1"><text:span text:style-name="T1">2 h</text:span></text:p>
      <text:p text:style-name="P3"/>
      <text:p text:style-name="P2"/>
      <text:p text:style-name="P1"><text:span text:style-name="T2">LUGARES</text:span></text:p>
      <text:p text:style-name="P3"/>
      <text:p text:style-name="P1"><text:span text:style-name="T1">Hospital Varsovia</text:span></text:p>
      <text:p text:style-name="P1"><text:span text:style-name="T1">Orilla del Exilio</text:span></text:p>
      <text:p text:style-name="P1"><text:span text:style-name="T1">Cruz Roja Republicana Española</text:span></text:p>
      <text:p text:style-name="P1"><text:span text:style-name="T1">Sala del Refectorio Jacobino</text:span></text:p>
      <text:p text:style-name="P1"><text:span text:style-name="T1">Arcadas de la plaza del Capitolio</text:span></text:p>
      <text:p text:style-name="P1"><text:span text:style-name="T1">Cine L’Espoir y antigua sede PSOE</text:span></text:p>
      <text:p text:style-name="P1"><text:span text:style-name="T1">Bourse du Travail (St. Sernin)</text:span></text:p>
      <text:p text:style-name="P1"><text:span text:style-name="T1">Plaza Wilson</text:span></text:p>
      <text:p text:style-name="P1"><text:span text:style-name="T1">Halle aux Grains</text:span></text:p>
      <text:p text:style-name="P3"/>
      <text:p text:style-name="P3"/>
      <text:p text:style-name="P3"/>
      <text:p text:style-name="P3"><text:soft-page-break/></text:p>
      <text:p text:style-name="P1"><text:span text:style-name="T1"><text:s/></text:span></text:p>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letter-kerning="true" style:font-name-asian="Calibri"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ention" style:family="text" style:parent-style-name="Default_20_Paragraph_20_Font">
      <style:text-properties fo:color="#2b579a" fo:background-color="#e6e6e6"/>
    </style:style>
    <style:style style:name="FollowedHyperlink" style:family="text" style:parent-style-name="Default_20_Paragraph_20_Font">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sa</meta:initial-creator>
    <dc:creator>Elisa Vilches</dc:creator>
    <meta:editing-cycles>2</meta:editing-cycles>
    <meta:creation-date>2017-04-01T10:39:00</meta:creation-date>
    <dc:date>2017-04-01T10:39:00</dc:date>
    <meta:editing-duration>P0D</meta:editing-duration>
    <meta:generator>LibreOffice/5.1.6.2$Linux_X86_64 LibreOffice_project/10m0$Build-2</meta:generator>
    <meta:document-statistic meta:table-count="0" meta:image-count="0" meta:object-count="0" meta:page-count="3" meta:paragraph-count="30" meta:word-count="683" meta:character-count="4091" meta:non-whitespace-character-count="34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